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4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736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bbas</text:p>
          </table:table-cell>
          <table:table-cell office:value-type="string">
            <text:p>Husse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it <text:span text:style-name="T1">Belarbi</text:span></text:p>
          </table:table-cell>
          <table:table-cell table:style-name="ce1" office:value-type="string">
            <text:p>Mohamed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cara</text:p>
          </table:table-cell>
          <table:table-cell office:value-type="string">
            <text:p>Christophe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ns</text:p>
          </table:table-cell>
          <table:table-cell office:value-type="string">
            <text:p>Joffrey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rneaux</text:p>
          </table:table-cell>
          <table:table-cell office:value-type="string">
            <text:p>Den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uazza</text:p>
          </table:table-cell>
          <table:table-cell office:value-type="string">
            <text:p>Younè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libre</text:p>
          </table:table-cell>
          <table:table-cell office:value-type="string">
            <text:p>Thé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usin</text:p>
          </table:table-cell>
          <table:table-cell office:value-type="string">
            <text:p>Aurélien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armal</text:p>
          </table:table-cell>
          <table:table-cell office:value-type="string">
            <text:p>Rid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elorge</text:p>
          </table:table-cell>
          <table:table-cell office:value-type="string">
            <text:p>Kevi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mol</text:p>
          </table:table-cell>
          <table:table-cell office:value-type="string">
            <text:p>David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 Arbaoui</text:p>
          </table:table-cell>
          <table:table-cell office:value-type="string">
            <text:p>Sara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 Khotfi</text:p>
          </table:table-cell>
          <table:table-cell office:value-type="string">
            <text:p>Mina</text:p>
          </table:table-cell>
          <table:table-cell table:number-columns-repeated="7"/>
        </table:table-row>
        <table:table-row table:style-name="ro1">
          <table:table-cell office:value-type="string">
            <text:p>El Moutaoukil</text:p>
          </table:table-cell>
          <table:table-cell office:value-type="string">
            <text:p>Medh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urnier</text:p>
          </table:table-cell>
          <table:table-cell office:value-type="string">
            <text:p>Quentin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ino</text:p>
          </table:table-cell>
          <table:table-cell office:value-type="string">
            <text:p>Kevin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chedez</text:p>
          </table:table-cell>
          <table:table-cell office:value-type="string">
            <text:p>Clément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hachat</text:p>
          </table:table-cell>
          <table:table-cell office:value-type="string">
            <text:p>Yassine</text:p>
          </table:table-cell>
          <table:table-cell table:number-columns-repeated="7"/>
        </table:table-row>
        <table:table-row table:style-name="ro1">
          <table:table-cell office:value-type="string">
            <text:p>Lallbeeharry</text:p>
          </table:table-cell>
          <table:table-cell office:value-type="string">
            <text:p>Navi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eclercq</text:p>
          </table:table-cell>
          <table:table-cell office:value-type="string">
            <text:p>Stéphane</text:p>
          </table:table-cell>
          <table:table-cell table:number-columns-repeated="7"/>
        </table:table-row>
        <table:table-row table:style-name="ro1">
          <table:table-cell office:value-type="string">
            <text:p>Lefils</text:p>
          </table:table-cell>
          <table:table-cell office:value-type="string">
            <text:p>Valentin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Lemaire</text:p>
          </table:table-cell>
          <table:table-cell office:value-type="string">
            <text:p>Hélè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sa</text:p>
          </table:table-cell>
          <table:table-cell office:value-type="string">
            <text:p>Alexi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jmeddine</text:p>
          </table:table-cell>
          <table:table-cell office:value-type="string">
            <text:p>Ayoub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ernet</text:p>
          </table:table-cell>
          <table:table-cell office:value-type="string">
            <text:p>Alexis</text:p>
          </table:table-cell>
          <table:table-cell table:number-columns-repeated="7"/>
        </table:table-row>
        <table:table-row table:style-name="ro1">
          <table:table-cell office:value-type="string">
            <text:p>Piat</text:p>
          </table:table-cell>
          <table:table-cell office:value-type="string">
            <text:p>Mickaël</text:p>
          </table:table-cell>
          <table:table-cell table:number-columns-repeated="7"/>
        </table:table-row>
        <table:table-row table:style-name="ro1">
          <table:table-cell office:value-type="string">
            <text:p>Renaud</text:p>
          </table:table-cell>
          <table:table-cell office:value-type="string">
            <text:p>Alexandr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chepens</text:p>
          </table:table-cell>
          <table:table-cell office:value-type="string">
            <text:p>Mathieu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Slepak</text:p>
          </table:table-cell>
          <table:table-cell office:value-type="string">
            <text:p>Jérémy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ouiki</text:p>
          </table:table-cell>
          <table:table-cell office:value-type="string">
            <text:p>Adam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Thorez</text:p>
          </table:table-cell>
          <table:table-cell office:value-type="string">
            <text:p>Donati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erlinck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ehriou</text:p>
          </table:table-cell>
          <table:table-cell office:value-type="string">
            <text:p>Am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11/03/2012</text:date>, <text:time>17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11-03T17:25:20</dc:date>
    <meta:generator>NeoOffice/3.1.2$Unix OpenOffice.org_project/Patch 9</meta:generator>
    <meta:editing-duration>PT08H13M51S</meta:editing-duration>
    <meta:editing-cycles>19</meta:editing-cycles>
    <meta:document-statistic meta:table-count="1" meta:cell-count="269" meta:object-count="0"/>
  </office:meta>
</office:document-meta>
</file>